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c472" officeooo:paragraph-rsid="0012c472"/>
    </style:style>
    <style:style style:name="P2" style:family="paragraph" style:parent-style-name="Standard">
      <style:text-properties officeooo:rsid="00143563" officeooo:paragraph-rsid="00143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ção do interceptor:</text:p>
      <text:p text:style-name="P1">Para configurar um interceptor é necessario registralo com o TOKEN httpinterceptores, use class indica a class, multi deve ser setado como true para indicar que essa class faz parte da lista de interceptores ja registrados com esse mesmo TOKEN. Podem ser declarados mais de um interceptor.</text:p>
      <text:p text:style-name="P1"/>
      <text:p text:style-name="P2">Trabalhando com updateOn:</text:p>
      <text:p text:style-name="P2">&lt;input name="nme" ngModel[ngModelOptions]="{updateOn: 'blur'}"&gt;</text:p>
      <text:p text:style-name="P2"/>
      <text:p text:style-name="P2">&lt;form [ngFormOptions]="{updateOn: 'blur'}"&gt;</text:p>
      <text:p text:style-name="P2"><text:tab/>&lt;input...&gt;</text:p>
      <text:p text:style-name="P2">&lt;/form&gt;</text:p>
      <text:p text:style-name="P2"/>
      <text:p text:style-name="P2">Trabalhando com pipes:</text:p>
      <text:p text:style-name="P2">Date, Currency, Number, Percen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25S</meta:editing-duration>
    <meta:editing-cycles>3</meta:editing-cycles>
    <meta:generator>LibreOffice/5.4.2.2$Windows_x86 LibreOffice_project/22b09f6418e8c2d508a9eaf86b2399209b0990f4</meta:generator>
    <dc:date>2021-07-16T00:37:08.511000000</dc:date>
    <meta:document-statistic meta:table-count="0" meta:image-count="0" meta:object-count="0" meta:page-count="1" meta:paragraph-count="9" meta:word-count="68" meta:character-count="520" meta:non-whitespace-character-count="460"/>
    <meta:user-defined meta:name="Info 1"/>
    <meta:user-defined meta:name="Info 2"/>
    <meta:user-defined meta:name="Info 3"/>
    <meta:user-defined meta:name="Info 4"/>
  </office:meta>
</office:document-meta>
</file>